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7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1.580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office:value-type="string" calcext:value-type="string">
            <text:p>15-21/2</text:p>
          </table:table-cell>
          <table:table-cell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office:value-type="string" calcext:value-type="string">
            <text:p>22-28/2</text:p>
          </table:table-cell>
          <table:table-cell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table:style-name="Default" office:value-type="string" calcext:value-type="string">
            <text:p>1/3-7/3</text:p>
          </table:table-cell>
          <table:table-cell table:style-name="Default"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table:style-name="Default" office:value-type="string" calcext:value-type="string">
            <text:p>8/3-14/3</text:p>
          </table:table-cell>
          <table:table-cell table:style-name="Default"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</text:span></text:p>
            <text:p><text:span text:style-name="T1">1)How to handle the issue of turning off the Citus cluster (problem: Citus coord tries to start but worker 2 is down because of stateful set definition)</text:span></text:p>
            <text:p><text:span text:style-name="T1">2)Should we use external storage for the persistent volumes (local cannot be used from other pods + recovery after node failure → problem anyway in citus)</text:span></text:p>
            <text:p><text:span text:style-name="T1">3)Citus coordinator with control plane on the same node?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6:49:51.50486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5T16:55:09.696982511</dc:date>
    <meta:editing-duration>PT21M37S</meta:editing-duration>
    <meta:editing-cycles>8</meta:editing-cycles>
    <meta:generator>LibreOffice/6.4.6.2$Linux_X86_64 LibreOffice_project/40$Build-2</meta:generator>
    <meta:document-statistic meta:table-count="1" meta:cell-count="10" meta:object-count="0"/>
  </office:meta>
</office:document-meta>
</file>